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6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73.05pt" svg:y="107.35pt">
            <loext:p/>
            <draw:object draw:notify-on-update-of-ranges="Sheet1.B9:Sheet1.B27 Sheet1.C9:Sheet1.C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55.47pt" svg:y="389.65pt">
            <loext:p/>
            <draw:object draw:notify-on-update-of-ranges="Sheet1.B9:Sheet1.B27 Sheet1.D9:Sheet1.D2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i implementacion</text:p>
          </table:table-cell>
          <table:table-cell office:value-type="string" calcext:value-type="string">
            <text:p>Articulo</text:p>
          </table:table-cell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Boxe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859" calcext:value-type="float">
            <text:p>285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29" calcext:value-type="float">
            <text:p>1929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85" calcext:value-type="float">
            <text:p>685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52" calcext:value-type="float">
            <text:p>55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7:54:32.124998238</meta:creation-date>
    <dc:date>2017-12-03T18:26:08.473871657</dc:date>
    <meta:editing-duration>PT1M5S</meta:editing-duration>
    <meta:editing-cycles>1</meta:editing-cycles>
    <meta:document-statistic meta:table-count="1" meta:cell-count="61" meta:object-count="2"/>
    <meta:generator>LibreOffice/5.4.2.2$Linux_X86_64 LibreOffice_project/22b09f6418e8c2d508a9eaf86b2399209b0990f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Sheet1.B9:Sheet1.C27" svg:x="0.32cm" svg:y="0.18cm" svg:width="11.238cm" svg:height="8.64cm">
          <chartooo:coordinate-region svg:x="1.312cm" svg:y="0.379cm" svg:width="10.05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9:Sheet1.C27" chart:class="chart:scatter">
            <chart:domain table:cell-range-address="Sheet1.B9:Sheet1.B27"/>
            <chart:regression-curve chart:style-name="ch7">
              <chart:equation chart:display-equation="true" chart:display-r-square="true"/>
            </chart:regression-curve>
            <chart:data-point chart:repeated="2"/>
            <chart:data-point chart:style-name="ch8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9:Sheet1.B27</svg:desc>
                </draw:g>
              </table:table-cell>
              <table:table-cell office:value-type="float" office:value="2859">
                <text:p>2859</text:p>
                <draw:g>
                  <svg:desc>Sheet1.C9:Sheet1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Sheet1.B9:Sheet1.B27 Sheet1.D9:Sheet1.D27" svg:x="0.32cm" svg:y="0.18cm" svg:width="11.238cm" svg:height="8.64cm">
          <chartooo:coordinate-region svg:x="1.312cm" svg:y="0.379cm" svg:width="10.05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9:Sheet1.D27" chart:class="chart:scatter">
            <chart:domain table:cell-range-address="Sheet1.B9:Sheet1.B27"/>
            <chart:regression-curve chart:style-name="ch7">
              <chart:equation chart:display-equation="true" chart:display-r-square="true"/>
            </chart:regression-curve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9:Sheet1.B27</svg:desc>
                </draw:g>
              </table:table-cell>
              <table:table-cell office:value-type="float" office:value="2859">
                <text:p>2859</text:p>
                <draw:g>
                  <svg:desc>Sheet1.D9:Sheet1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